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rush Script" svg:font-family="'Brush Scrip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Ultrafine_20_Dotted_20__28_var_29_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stroke-dash="Ultrafine_20_Dotted_20__28_var_29_" svg:stroke-color="#000000" draw:fill="none" draw:fill-color="#ffffff" draw:textarea-horizontal-align="left" draw:auto-grow-height="true" draw:auto-grow-width="false" fo:min-height="1.166cm" fo:min-width="0cm"/>
    </style:style>
    <style:style style:name="P1" style:family="paragraph">
      <loext:graphic-properties draw:fill="none" draw:fill-color="#ffffff"/>
    </style:style>
    <style:style style:name="P2" style:family="paragraph">
      <style:text-properties style:font-name="Brush Script" fo:font-weight="bold" style:font-weight-asian="bold" style:font-weight-complex="bold"/>
    </style:style>
    <style:style style:name="P3" style:family="paragraph">
      <loext:graphic-properties draw:fill="none" draw:fill-color="#ffffff"/>
      <style:text-properties style:font-name="Brush Script" fo:font-weight="bold" style:font-weight-asian="bold" style:font-weight-complex="bold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font-name="Brush Script" fo:font-weight="bold" style:font-weight-asian="bold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389cm" svg:height="0.962cm" svg:x="2.711cm" svg:y="1.2cm">
          <draw:text-box>
            <text:p>Pengetan </text:p>
          </draw:text-box>
        </draw:frame>
        <draw:frame draw:style-name="gr1" draw:text-style-name="P1" draw:layer="layout" svg:width="8.876cm" svg:height="0.962cm" svg:x="0cm" svg:y="2cm">
          <draw:text-box>
            <text:p>Kaleres 100 dinten sedanipun</text:p>
          </draw:text-box>
        </draw:frame>
        <draw:frame draw:style-name="gr1" draw:text-style-name="P3" draw:layer="layout" svg:width="6.035cm" svg:height="0.988cm" svg:x="1.6cm" svg:y="4.1cm">
          <draw:text-box>
            <text:p text:style-name="P2"><text:span text:style-name="T1">Bapak V.F. Parlan</text:span></text:p>
          </draw:text-box>
        </draw:frame>
        <draw:frame draw:style-name="gr2" draw:text-style-name="P5" draw:layer="layout" svg:width="8.02cm" svg:height="2.299cm" svg:x="0.48cm" svg:y="5.301cm">
          <draw:text-box>
            <text:p text:style-name="P4"><text:span text:style-name="T2">Nyuwun tambahing donga pamuji</text:span></text:p>
            <text:p text:style-name="P4"><text:span text:style-name="T2">mugi kaapunten dosa tuwin kalepatanipun lan nampi kanugrahan ing swarga langgeng</text:span></text:p>
          </draw:text-box>
        </draw:frame>
        <draw:frame draw:style-name="gr1" draw:text-style-name="P7" draw:layer="layout" svg:width="6.471cm" svg:height="1.047cm" svg:x="1.029cm" svg:y="7.8cm">
          <draw:text-box>
            <text:p text:style-name="P6"><text:span text:style-name="T3">Pandeyan, 27-09-2015 </text:span></text:p>
            <text:p text:style-name="P6"><text:span text:style-name="T3">Ibu MG Waldjiyah – sedaya kulawarg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rush Script" svg:font-family="'Brush Scrip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6T08:08:24.250942865</meta:creation-date>
    <meta:print-date>2015-09-26T08:22:35.556804365</meta:print-date>
    <dc:date>2015-09-26T08:31:19.690273947</dc:date>
    <meta:editing-duration>PT7M45S</meta:editing-duration>
    <meta:editing-cycles>1</meta:editing-cycles>
    <meta:document-statistic meta:object-count="5"/>
    <meta:generator>LibreOffice/4.4.5.2$Linux_X86_64 LibreOffice_project/a22f674fd25a3b6f45bdebf25400ed2adff0ff99</meta:generator>
  </office:meta>
</office:document-meta>
</file>